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051cm" svg:stroke-color="#11111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5.88cm" svg:height="55.88cm" svg:x="15.097cm" svg:y="-25.205cm">
          <text:p/>
          <draw:enhanced-geometry draw:glue-point-type="segments" draw:type="mso-spt100" draw:modifiers="-179.85604355239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6.096cm" svg:height="6.096cm" svg:x="18.107cm" svg:y="2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24cm" svg:height="1.356cm" svg:x="20.431cm" svg:y="9.014cm">
          <draw:text-box>
            <text:p text:style-name="P1"><text:span text:style-name="T1">1</text:span></text:p>
          </draw:text-box>
        </draw:frame>
        <draw:custom-shape draw:style-name="gr4" draw:text-style-name="P1" draw:layer="layout" svg:width="5.715cm" svg:height="1.608cm" svg:x="18.293cm" svg:y="5.09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8.318cm" svg:y="4.945cm">
          <draw:text-box>
            <text:p text:style-name="P1"><text:span text:style-name="T2">Prepare Control Switch</text:span></text:p>
          </draw:text-box>
        </draw:frame>
        <draw:custom-shape draw:style-name="gr5" draw:text-style-name="P1" draw:layer="layout" svg:width="21.59cm" svg:height="16.256cm" svg:x="10.398cm" svg:y="2.3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096cm" svg:height="6.096cm" svg:x="10.96cm" svg:y="10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096cm" svg:height="6.096cm" svg:x="18.102cm" svg:y="10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096cm" svg:height="6.096cm" svg:x="25.315cm" svg:y="1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24cm" svg:height="1.356cm" svg:x="13.203cm" svg:y="17.212cm">
          <draw:text-box>
            <text:p text:style-name="P1"><text:span text:style-name="T1">2</text:span></text:p>
          </draw:text-box>
        </draw:frame>
        <draw:frame draw:style-name="gr3" draw:text-style-name="P2" draw:layer="layout" svg:width="1.524cm" svg:height="1.356cm" svg:x="20.444cm" svg:y="17.211cm">
          <draw:text-box>
            <text:p text:style-name="P1"><text:span text:style-name="T1">3</text:span></text:p>
          </draw:text-box>
        </draw:frame>
        <draw:frame draw:style-name="gr3" draw:text-style-name="P2" draw:layer="layout" svg:width="1.524cm" svg:height="1.356cm" svg:x="27.53cm" svg:y="17.166cm">
          <draw:text-box>
            <text:p text:style-name="P1"><text:span text:style-name="T1">4</text:span></text:p>
          </draw:text-box>
        </draw:frame>
        <draw:custom-shape draw:style-name="gr4" draw:text-style-name="P1" draw:layer="layout" svg:width="5.715cm" svg:height="1.608cm" svg:x="11.146cm" svg:y="13.2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1.146cm" svg:y="13.094cm">
          <draw:text-box>
            <text:p text:style-name="P1"><text:span text:style-name="T2">Remove </text:span></text:p>
            <text:p text:style-name="P1"><text:span text:style-name="T2">Left Cover</text:span></text:p>
          </draw:text-box>
        </draw:frame>
        <draw:custom-shape draw:style-name="gr4" draw:text-style-name="P1" draw:layer="layout" svg:width="5.715cm" svg:height="1.608cm" svg:x="18.287cm" svg:y="13.2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8.287cm" svg:y="13.094cm">
          <draw:text-box>
            <text:p text:style-name="P1"><text:span text:style-name="T2">Remove </text:span></text:p>
            <text:p text:style-name="P1"><text:span text:style-name="T2">Right Cover</text:span></text:p>
          </draw:text-box>
        </draw:frame>
        <draw:custom-shape draw:style-name="gr4" draw:text-style-name="P1" draw:layer="layout" svg:width="5.715cm" svg:height="1.608cm" svg:x="25.5cm" svg:y="13.21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25.5cm" svg:y="13.063cm">
          <draw:text-box>
            <text:p text:style-name="P1"><text:span text:style-name="T2">Connect</text:span></text:p>
            <text:p text:style-name="P1"><text:span text:style-name="T2">Adaptor</text:span></text:p>
          </draw:text-box>
        </draw:frame>
        <draw:frame draw:style-name="gr3" draw:text-style-name="P2" draw:layer="layout" svg:width="7.493cm" svg:height="1.356cm" svg:x="17.356cm" svg:y="1.036cm">
          <draw:text-box>
            <text:p text:style-name="P1"><text:span text:style-name="T1">Prepare Pa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4:08:01.117104057</meta:creation-date>
    <dc:date>2016-06-15T14:17:22.602740841</dc:date>
    <meta:editing-duration>PT6M13S</meta:editing-duration>
    <meta:editing-cycles>3</meta:editing-cycles>
    <meta:generator>LibreOffice/4.2.8.2$Linux_X86_64 LibreOffice_project/420m0$Build-2</meta:generator>
    <meta:document-statistic meta:object-count="19"/>
  </office:meta>
</office:document-meta>
</file>